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CrdDGWjRqJd7MJqjHtbWc</text:p>
          </table:table-cell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RMrgQ7bnBFcJnrWk6NKnw</text:p>
          </table:table-cell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jb97wGkbpTwGMCtQTCjpT</text:p>
          </table:table-cell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HgGMr7rWdzLRhckPzQWgW</text:p>
          </table:table-cell>
          <table:table-cell table:style-name="ce4" office:value-type="string" calcext:value-type="string">
            <text:p>Ange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table:style-name="ce4" office:value-type="string" calcext:value-type="string">
            <text:p>Ar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dcQHj7TwLTbNDBKmtdj</text:p>
          </table:table-cell>
          <table:table-cell table:style-name="ce4" office:value-type="string" calcext:value-type="string">
            <text:p>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FJGmDDqtQCr6MRG88LbC</text:p>
          </table:table-cell>
          <table:table-cell table:style-name="ce4" office:value-type="string" calcext:value-type="string">
            <text:p>Assass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table:style-name="ce4"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table:style-name="ce4"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table:style-name="ce4"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Tp8bJWQQc8ndKWP8DK</text:p>
          </table:table-cell>
          <table:table-cell table:style-name="ce4" office:value-type="string" calcext:value-type="string">
            <text:p>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F7kRDNmDzWMqQkMqgJw</text:p>
          </table:table-cell>
          <table:table-cell table:style-name="ce4" office:value-type="string" calcext:value-type="string">
            <text:p>B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JrMrb9HkWffrRC9tK98</text:p>
          </table:table-cell>
          <table:table-cell table:style-name="ce4" office:value-type="string" calcext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table:style-name="ce4" office:value-type="string" calcext:value-type="string">
            <text:p>B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table:style-name="ce4"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table:style-name="ce4" office:value-type="string" calcext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table:style-name="ce4" office:value-type="string" calcext:value-type="string">
            <text:p>Cl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table:style-name="ce4" office:value-type="string" calcext:value-type="string">
            <text:p>Clu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gTfm7hGrDQ8bLcTpjB9</text:p>
          </table:table-cell>
          <table:table-cell table:style-name="ce4" office:value-type="string" calcext:value-type="string">
            <text:p>Constru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table:style-name="ce4" office:value-type="string" calcext:value-type="string">
            <text:p>Dag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table:style-name="ce4" office:value-type="string" calcext:value-type="string">
            <text:p>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chhNfctqPFht6DFNRWhJ</text:p>
          </table:table-cell>
          <table:table-cell table:style-name="ce4" office:value-type="string" calcext:value-type="string">
            <text:p>Dem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GBzCkJ7FWTFbWmjGbQjT</text:p>
          </table:table-cell>
          <table:table-cell table:style-name="ce4" office:value-type="string" calcext:value-type="string">
            <text:p>Dracon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WWmwrGBjQWT7B9HtRq9</text:p>
          </table:table-cell>
          <table:table-cell table:style-name="ce4" office:value-type="string" calcext:value-type="string">
            <text:p>Drag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KLrMNbbrhNwqhBHkbTGC</text:p>
          </table:table-cell>
          <table:table-cell table:style-name="ce4" office:value-type="string" calcext:value-type="string">
            <text:p>Ear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KcmJKbLdCtWkFPrD8nrq</text:p>
          </table:table-cell>
          <table:table-cell table:style-name="ce4" office:value-type="string" calcext:value-type="string">
            <text:p>Element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table:style-name="ce4" office:value-type="string" calcext:value-type="string">
            <text:p>Equip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T9kkqBNBgHJtTgWwqLn</text:p>
          </table:table-cell>
          <table:table-cell table:style-name="ce4" office:value-type="string" calcext:value-type="string">
            <text:p>Fla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table:style-name="ce4" office:value-type="string" calcext:value-type="string">
            <text:p>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table:style-name="ce4" office:value-type="string" calcext:value-type="string">
            <text:p>Gener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table:style-name="ce4" office:value-type="string" calcext:value-type="string">
            <text:p>Guardi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table:style-name="ce4" office:value-type="string" calcext:value-type="string">
            <text:p>Gu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table:style-name="ce4" office:value-type="string" calcext:value-type="string">
            <text:p>Hamm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table:style-name="ce4" office:value-type="string" calcext:value-type="string">
            <text:p>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table:style-name="ce4" office:value-type="string" calcext:value-type="string">
            <text:p>H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Jt7j6JwCjjLMtr8jDQtD</text:p>
          </table:table-cell>
          <table:table-cell table:style-name="ce4" office:value-type="string" calcext:value-type="string">
            <text:p>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qjFMpC6zTg6cPCzkRn9</text:p>
          </table:table-cell>
          <table:table-cell table:style-name="ce4" office:value-type="string" calcext:value-type="string">
            <text:p>Illusion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table:style-name="ce4"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6jK6rQp8WjRRctf8pFtH</text:p>
          </table:table-cell>
          <table:table-cell table:style-name="ce4" office:value-type="string" calcext:value-type="string">
            <text:p>Inv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table:style-name="ce4" office:value-type="string" calcext:value-type="string">
            <text:p>I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zWNjQJp8N7TDMtmfGgPR</text:p>
          </table:table-cell>
          <table:table-cell table:style-name="ce4" office:value-type="string" calcext:value-type="string">
            <text:p>Landmar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table:style-name="ce4" office:value-type="string" calcext:value-type="string">
            <text:p>Le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FmTFHkDbF6QGrh6PjLfC</text:p>
          </table:table-cell>
          <table:table-cell table:style-name="ce4" office:value-type="string" calcext:value-type="string">
            <text:p>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CgRB9kHnrpFDBDrqT8B</text:p>
          </table:table-cell>
          <table:table-cell table:style-name="ce4" office:value-type="string" calcext:value-type="string">
            <text:p>Lightn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GjBnHQ7JzFMGdPnRFwRd</text:p>
          </table:table-cell>
          <table:table-cell table:style-name="ce4" office:value-type="string" calcext:value-type="string">
            <text:p>L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table:style-name="ce4" office:value-type="string" calcext:value-type="string">
            <text:p>Mechanolog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wTjFPPD6BPQRmzGTMQC8</text:p>
          </table:table-cell>
          <table:table-cell table:style-name="ce4" office:value-type="string" calcext:value-type="string">
            <text:p>Men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table:style-name="ce4" office:value-type="string" calcext:value-type="string">
            <text:p>Merch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table:style-name="ce4"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W8KBrG7WdKWRqgQLjpBK</text:p>
          </table:table-cell>
          <table:table-cell table:style-name="ce4" office:value-type="string" calcext:value-type="string">
            <text:p>Off-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qzwT8hJbqChq7btnP7R8</text:p>
          </table:table-cell>
          <table:table-cell table:style-name="ce4" office:value-type="string" calcext:value-type="string">
            <text:p>Or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table:style-name="ce4" office:value-type="string" calcext:value-type="string">
            <text:p>Pist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pKFPnnBFdfh6gcGGcj99</text:p>
          </table:table-cell>
          <table:table-cell table:style-name="ce4" office:value-type="string" calcext:value-type="string">
            <text:p>Placeholder Card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B7GtthGWB6pkK8M9NwWGp</text:p>
          </table:table-cell>
          <table:table-cell table:style-name="ce4" office:value-type="string" calcext:value-type="string">
            <text:p>Qui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table:style-name="ce4"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table:style-name="ce4" office:value-type="string" calcext:value-type="string">
            <text:p>Re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gFRWWjCpQ8Bk9BznncWt</text:p>
          </table:table-cell>
          <table:table-cell table:style-name="ce4" office:value-type="string" calcext:value-type="string">
            <text:p>Ro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TkdzmcK8rfB7wRqtCgT</text:p>
          </table:table-cell>
          <table:table-cell table:style-name="ce4" office:value-type="string" calcext:value-type="string">
            <text:p>Roy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table:style-name="ce4" office:value-type="string" calcext:value-type="string">
            <text:p>Runebla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TkFqTdJDpGpnmhMCwnnC</text:p>
          </table:table-cell>
          <table:table-cell table:style-name="ce4" office:value-type="string" calcext:value-type="string">
            <text:p>Scep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Rzw7RhQmHQpbN9MPHTD</text:p>
          </table:table-cell>
          <table:table-cell table:style-name="ce4" office:value-type="string" calcext:value-type="string">
            <text:p>Scyt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qztjtRn6RkBCHcf9hpJ</text:p>
          </table:table-cell>
          <table:table-cell table:style-name="ce4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cmP7DQJMrr6Dgg8GBRJ</text:p>
          </table:table-cell>
          <table:table-cell table:style-name="ce4" office:value-type="string" calcext:value-type="string">
            <text:p>Shapeshift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FkWktbnhfjKm6MFWJJJr</text:p>
          </table:table-cell>
          <table:table-cell table:style-name="ce4" office:value-type="string" calcext:value-type="string">
            <text:p>Shuri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table:style-name="ce4" office:value-type="string" calcext:value-type="string">
            <text:p>Sta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table:style-name="ce4" office:value-type="string" calcext:value-type="string">
            <text:p>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table:style-name="ce4"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jm9CpwRnRdFHzWTG8MW</text:p>
          </table:table-cell>
          <table:table-cell table:style-name="ce4" office:value-type="string" calcext:value-type="string">
            <text:p>Tr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table:style-name="ce4" office:value-type="string" calcext:value-type="string">
            <text:p>War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table:style-name="ce4" office:value-type="string" calcext:value-type="string">
            <text:p>Weap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table:style-name="ce4" office:value-type="string" calcext:value-type="string">
            <text:p>Wiz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table:style-name="ce4" office:value-type="string" calcext:value-type="string">
            <text:p>Yo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table:style-name="ce4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table:style-name="ce4"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16T21:40:25.788463160</dc:date>
    <meta:editing-duration>PT33M16S</meta:editing-duration>
    <meta:editing-cycles>37</meta:editing-cycles>
    <meta:generator>LibreOffice/7.4.6.2$MacOSX_AARCH64 LibreOffice_project/5b1f5509c2decdade7fda905e3e1429a67acd63d</meta:generator>
    <meta:document-statistic meta:table-count="1" meta:cell-count="154" meta:object-count="0"/>
  </office:meta>
</office:document-meta>
</file>